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4720000006AD3113414.png"/>
  <manifest:file-entry manifest:media-type="" manifest:full-path="Pictures/2000003F000019F8000016E1B25DA732.svm"/>
  <manifest:file-entry manifest:media-type="" manifest:full-path="Pictures/2000003F000019F8000016E1F6640E0E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3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4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5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01cm" fo:min-width="0.1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4cm" fo:min-width="1.904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cm, 0cm, 0cm, 0.33cm)" draw:image-opacity="100%" style:mirror="none"/>
    </style:style>
    <style:style style:name="gr9" style:family="graphic" style:parent-style-name="standard">
      <style:graphic-properties svg:stroke-width="0.03cm" svg:stroke-color="#ff420e" draw:marker-start-width="0.35cm" draw:marker-end-width="0.35cm" draw:fill="none" draw:textarea-horizontal-align="justify" draw:textarea-vertical-align="middle" draw:auto-grow-height="false" fo:min-height="0cm" fo:min-width="0cm" fo:padding-top="0.14cm" fo:padding-bottom="0.14cm" fo:padding-left="0.265cm" fo:padding-right="0.265cm" fo:wrap-option="no-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width="0.04cm" draw:marker-start-width="0.06cm" draw:marker-end-width="0.06cm" draw:fill="solid" draw:fill-color="#c5000b" draw:textarea-horizontal-align="justify" draw:textarea-vertical-align="middle" draw:auto-grow-height="false" fo:padding-top="0.145cm" fo:padding-bottom="0.145cm" fo:padding-left="0.12cm" fo:padding-right="0.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375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DejaVu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color="#333333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color="#ff420e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style:paragraph-properties fo:text-align="center"/>
      <style:text-properties fo:color="#333333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style:style style:name="T1" style:family="text">
      <style:text-properties fo:color="#ffffff" fo:font-family="'DejaVu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333333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420e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333333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3cm" svg:height="0.29cm" svg:x="4.8cm" svg:y="8.175cm">
          <draw:image xlink:href="Pictures/10000201000004720000006AD3113414.png" xlink:type="simple" xlink:show="embed" xlink:actuate="onLoad">
            <text:p/>
          </draw:image>
        </draw:frame>
        <draw:frame draw:style-name="gr2" draw:text-style-name="P1" draw:layer="layout" svg:width="4cm" svg:height="2.64cm" svg:x="1.425cm" svg:y="10.601cm">
          <draw:image xlink:href="Pictures/2000003F000019F8000016E1B25DA732.svm" xlink:type="simple" xlink:show="embed" xlink:actuate="onLoad">
            <text:p/>
          </draw:image>
        </draw:frame>
        <draw:frame draw:style-name="gr2" draw:text-style-name="P1" draw:layer="layout" svg:width="4cm" svg:height="2.64cm" svg:x="10.533cm" svg:y="9.124cm">
          <draw:image xlink:href="Pictures/2000003F000019F8000016E1B25DA732.svm" xlink:type="simple" xlink:show="embed" xlink:actuate="onLoad">
            <text:p/>
          </draw:image>
        </draw:frame>
        <draw:g>
          <draw:path draw:style-name="gr3" draw:text-style-name="P1" draw:layer="layout" svg:width="5.522cm" svg:height="4.112cm" svg:x="10.932cm" svg:y="2.042cm" svg:viewBox="0 0 5523 4113" svg:d="m4916 2843c676 1215-951 1120-1455 1025-539 406-1214 270-1485-135-431 368-1748 421-1486-677-540-270-808-1216 135-1623-317-795 775-1233 1351-812 271-946 1447-717 1724 57 676-406 2062 212 1216 812 810 405 810 1081 0 1353z">
            <text:p/>
          </draw:path>
          <draw:path draw:style-name="gr4" draw:text-style-name="P1" draw:layer="layout" svg:width="0.232cm" svg:height="0.372cm" svg:x="16.029cm" svg:y="5.036cm" svg:viewBox="0 0 233 373" svg:d="m107 0c65 129 104 245 126 350l-58 11-59 12c-18-95-56-201-116-321l54-26z">
            <text:p/>
          </draw:path>
          <draw:path draw:style-name="gr4" draw:text-style-name="P1" draw:layer="layout" svg:width="0.203cm" svg:height="0.366cm" svg:x="16.073cm" svg:y="5.521cm" svg:viewBox="0 0 204 367" svg:d="m204 0v23c0 69-10 130-28 187-20 58-46 111-81 157l-48-36-47-35c28-37 49-77 63-121 15-46 23-97 23-152v-18l58-3z">
            <text:p/>
          </draw:path>
          <draw:path draw:style-name="gr4" draw:text-style-name="P1" draw:layer="layout" svg:width="0.37cm" svg:height="0.266cm" svg:x="15.709cm" svg:y="5.894cm" svg:viewBox="0 0 371 267" svg:d="m371 89c-45 40-97 75-154 104s-116 54-180 74l-19-57-18-57c58-16 112-39 162-66 49-24 92-53 132-87l38 44z">
            <text:p/>
          </draw:path>
          <draw:path draw:style-name="gr4" draw:text-style-name="P1" draw:layer="layout" svg:width="0.37cm" svg:height="0.165cm" svg:x="15.257cm" svg:y="6.078cm" svg:viewBox="0 0 371 166" svg:d="m371 115c-117 28-239 43-363 51l-3-59-5-59c116-8 234-22 345-48l12 57z">
            <text:p/>
          </draw:path>
          <draw:path draw:style-name="gr4" draw:text-style-name="P1" draw:layer="layout" svg:width="0.362cm" svg:height="0.129cm" svg:x="14.779cm" svg:y="6.119cm" svg:viewBox="0 0 363 130" svg:d="m363 130h-72c-101 0-201-4-291-12l6-58 5-60c87 8 182 12 280 12 23 0 46 0 70-1l2 60z">
            <text:p/>
          </draw:path>
          <draw:path draw:style-name="gr4" draw:text-style-name="P1" draw:layer="layout" svg:width="0.351cm" svg:height="0.225cm" svg:x="14.321cm" svg:y="6.086cm" svg:viewBox="0 0 352 226" svg:d="m337 140c-43-5-81-11-116-17-54 38-109 73-163 103l-29-51-29-52c58-32 116-69 173-111l5-4c7-8 20-8 30-8 3 0 6 0 11 2 38 7 84 13 133 19l-7 59zm-147 38c7 2 15 3 23 5 7-5 13-11 21-16l-34-47z">
            <text:p/>
          </draw:path>
          <draw:path draw:style-name="gr4" draw:text-style-name="P1" draw:layer="layout" svg:width="0.371cm" svg:height="0.22cm" svg:x="13.895cm" svg:y="6.26cm" svg:viewBox="0 0 372 221" svg:d="m372 107c-118 56-236 92-351 114l-10-58-11-59c106-20 214-53 323-104l25 54z">
            <text:p/>
          </draw:path>
          <draw:path draw:style-name="gr4" draw:text-style-name="P1" draw:layer="layout" svg:width="0.371cm" svg:height="0.151cm" svg:x="13.424cm" svg:y="6.348cm" svg:viewBox="0 0 372 152" svg:d="m372 149c-30 1-60 3-90 3-98 0-193-12-282-38l15-57 17-57c78 21 162 34 250 34 27 0 53-2 81-3l5 58z">
            <text:p/>
          </draw:path>
          <draw:path draw:style-name="gr4" draw:text-style-name="P1" draw:layer="layout" svg:width="0.353cm" svg:height="0.3cm" svg:x="12.998cm" svg:y="6.119cm" svg:viewBox="0 0 354 301" svg:d="m306 301c-116-51-220-126-306-221l44-40 45-40c73 83 164 147 265 192l-23 53z">
            <text:p/>
          </draw:path>
          <draw:path draw:style-name="gr4" draw:text-style-name="P1" draw:layer="layout" svg:width="0.371cm" svg:height="0.249cm" svg:x="12.632cm" svg:y="6.04cm" svg:viewBox="0 0 372 250" svg:d="m372 92c-47 37-99 69-158 95s-121 48-185 63l-15-57-14-58c58-14 113-32 164-55s95-49 135-80l36 46z">
            <text:p/>
          </draw:path>
          <draw:path draw:style-name="gr4" draw:text-style-name="P1" draw:layer="layout" svg:width="0.371cm" svg:height="0.129cm" svg:x="12.166cm" svg:y="6.196cm" svg:viewBox="0 0 372 130" svg:d="m372 117c-63 9-125 13-190 13-59 0-121-4-182-12l8-58 7-58c55 6 112 10 167 10 58 0 117-4 173-12l8 58z">
            <text:p/>
          </draw:path>
          <draw:path draw:style-name="gr4" draw:text-style-name="P1" draw:layer="layout" svg:width="0.373cm" svg:height="0.232cm" svg:x="11.696cm" svg:y="6.061cm" svg:viewBox="0 0 374 233" svg:d="m349 233c-122-26-242-70-349-130l29-52 29-51c97 54 205 94 316 117l-13 58z">
            <text:p/>
          </draw:path>
          <draw:path draw:style-name="gr4" draw:text-style-name="P1" draw:layer="layout" svg:width="0.322cm" svg:height="0.34cm" svg:x="11.338cm" svg:y="5.756cm" svg:viewBox="0 0 323 341" svg:d="m253 341c-101-76-189-169-253-281l52-29 51-31c56 98 131 179 220 244l-35 47z">
            <text:p/>
          </draw:path>
          <draw:path draw:style-name="gr4" draw:text-style-name="P1" draw:layer="layout" svg:width="0.174cm" svg:height="0.367cm" svg:x="11.22cm" svg:y="5.334cm" svg:viewBox="0 0 175 368" svg:d="m64 368c-41-104-64-224-64-356v-12h60l59 2v10c0 117 19 221 56 313l-56 22z">
            <text:p/>
          </draw:path>
          <draw:path draw:style-name="gr4" draw:text-style-name="P1" draw:layer="layout" svg:width="0.373cm" svg:height="0.301cm" svg:x="10.975cm" svg:y="4.949cm" svg:viewBox="0 0 374 302" svg:d="m254 255 54 6 6-12-58-8c-2 4-2 9-2 14zm117 13-59-7h-4l-20 41c-106-52-204-127-288-222l44-40 45-40c73 83 158 150 251 195 2 1 3 1 3 3 0 12 17 12 23 21s8 19 8 30c0 3 0 4-2 7 0 5 0 8-1 12z">
            <text:p/>
          </draw:path>
          <draw:path draw:style-name="gr4" draw:text-style-name="P1" draw:layer="layout" svg:width="0.261cm" svg:height="0.369cm" svg:x="10.731cm" svg:y="4.561cm" svg:viewBox="0 0 262 370" svg:d="m165 370c-70-100-127-214-165-335l55-18 57-17c35 109 86 210 150 301l-49 33z">
            <text:p/>
          </draw:path>
          <draw:path draw:style-name="gr4" draw:text-style-name="P1" draw:layer="layout" svg:width="0.138cm" svg:height="0.373cm" svg:x="10.675cm" svg:y="4.102cm" svg:viewBox="0 0 139 374" svg:d="m25 374c-17-75-25-153-25-231 0-48 3-95 9-143l58 8 60 9c-6 41-9 84-9 126 0 70 8 139 21 208l-56 11z">
            <text:p/>
          </draw:path>
          <draw:path draw:style-name="gr4" draw:text-style-name="P1" draw:layer="layout" svg:width="0.258cm" svg:height="0.369cm" svg:x="10.708cm" svg:y="3.64cm" svg:viewBox="0 0 259 370" svg:d="m0 339c32-118 84-233 164-339l47 37 48 35c-71 94-117 193-144 298l-58-16z">
            <text:p/>
          </draw:path>
          <draw:path draw:style-name="gr4" draw:text-style-name="P1" draw:layer="layout" svg:width="0.351cm" svg:height="0.303cm" svg:x="10.953cm" svg:y="3.324cm" svg:viewBox="0 0 352 304" svg:d="m0 222c78-82 176-158 294-222l29 51 29 52c-107 60-196 127-266 201l-43-40z">
            <text:p/>
          </draw:path>
          <draw:path draw:style-name="gr4" draw:text-style-name="P1" draw:layer="layout" svg:width="0.184cm" svg:height="0.381cm" svg:x="11.298cm" svg:y="2.993cm" svg:viewBox="0 0 185 382" svg:d="m64 275 23 53 39-17-23-53c-13 4-26 10-39 17zm48 107-25-54v0l-15 6c-51-119-72-231-72-334h60 58c0 89 20 186 63 290 3 8 4 14 4 21 0 13-3 22-7 31s-13 15-22 22c-3 1-4 1-7 3-13 4-25 10-37 15z">
            <text:p/>
          </draw:path>
          <draw:path draw:style-name="gr4" draw:text-style-name="P1" draw:layer="layout" svg:width="0.264cm" svg:height="0.36cm" svg:x="11.31cm" svg:y="2.527cm" svg:viewBox="0 0 265 361" svg:d="m0 339c12-67 35-129 66-186s69-107 115-153l41 41 43 42c-38 38-71 81-95 127-26 46-44 97-54 151l-58-11z">
            <text:p/>
          </draw:path>
          <draw:path draw:style-name="gr4" draw:text-style-name="P1" draw:layer="layout" svg:width="0.37cm" svg:height="0.252cm" svg:x="11.587cm" svg:y="2.284cm" svg:viewBox="0 0 371 253" svg:d="m0 158c98-72 214-126 342-158l13 57 16 57c-112 29-215 76-301 139l-35-47z">
            <text:p/>
          </draw:path>
          <draw:path draw:style-name="gr4" draw:text-style-name="P1" draw:layer="layout" svg:width="0.373cm" svg:height="0.132cm" svg:x="12.05cm" svg:y="2.246cm" svg:viewBox="0 0 374 133" svg:d="m0 14c58-9 118-14 176-14 66 0 132 6 198 17l-10 58-10 58c-58-9-118-13-178-13-53 0-106 3-158 10l-9-58z">
            <text:p/>
          </draw:path>
          <draw:path draw:style-name="gr4" draw:text-style-name="P1" draw:layer="layout" svg:width="0.386cm" svg:height="0.286cm" svg:x="12.514cm" svg:y="2.289cm" svg:viewBox="0 0 387 287" svg:d="m32 0c117 32 230 84 331 156l-29 40 53 19c-1 3-1 6-3 7-1 5-3 8-4 13-35 106-12 15-22 21s-20 8-30 8-20-3-29-8c-2-1-3-1-5-3-90-64-190-109-294-138l15-58zm313 147 6-8-3-1-55-19c-2 3-3 7-3 10z">
            <text:p/>
          </draw:path>
          <draw:path draw:style-name="gr4" draw:text-style-name="P1" draw:layer="layout" svg:width="0.31cm" svg:height="0.344cm" svg:x="12.84cm" svg:y="2.054cm" svg:viewBox="0 0 311 345" svg:d="m0 291c29-58 64-112 106-161 39-49 84-92 133-130l35 48 37 46c-41 33-80 70-115 112-34 43-66 89-90 139l-54-26z">
            <text:p/>
          </draw:path>
          <draw:path draw:style-name="gr4" draw:text-style-name="P1" draw:layer="layout" svg:width="0.373cm" svg:height="0.223cm" svg:x="13.183cm" svg:y="1.862cm" svg:viewBox="0 0 374 224" svg:d="m0 121c109-63 230-103 355-121l9 58 10 59c-112 16-219 52-314 107l-29-52z">
            <text:p/>
          </draw:path>
          <draw:path draw:style-name="gr4" draw:text-style-name="P1" draw:layer="layout" svg:width="0.368cm" svg:height="0.163cm" svg:x="13.664cm" svg:y="1.85cm" svg:viewBox="0 0 369 164" svg:d="m0 0h35c112 0 225 17 334 51l-17 56-17 57c-98-31-199-46-300-46-10 0-21 0-32 2l-1-60z">
            <text:p/>
          </draw:path>
          <draw:path draw:style-name="gr4" draw:text-style-name="P1" draw:layer="layout" svg:width="0.359cm" svg:height="0.29cm" svg:x="14.102cm" svg:y="1.944cm" svg:viewBox="0 0 360 291" svg:d="m47 0c114 49 221 118 313 206l-40 43-41 42c-81-78-176-139-279-182l25-55z">
            <text:p/>
          </draw:path>
          <draw:path draw:style-name="gr4" draw:text-style-name="P1" draw:layer="layout" svg:width="0.261cm" svg:height="0.378cm" svg:x="14.457cm" svg:y="2.241cm" svg:viewBox="0 0 262 379" svg:d="m90 0c71 86 131 186 172 299l-28 9 28 49c-9 5-17 10-26 14s-19 8-29 8-20-3-29-8-17-12-23-21c-2-3-2-6-3-9-39-102-91-189-152-266l44-37zm163 281 27-11-1-3-28-52c-9 5-18 9-27 15z">
            <text:p/>
          </draw:path>
          <draw:path draw:style-name="gr4" draw:text-style-name="P1" draw:layer="layout" svg:width="0.37cm" svg:height="0.177cm" svg:x="14.779cm" svg:y="2.375cm" svg:viewBox="0 0 371 178" svg:d="m0 67c115-42 240-64 368-67l1 60 2 58c-115 3-227 22-331 60l-20-55z">
            <text:p/>
          </draw:path>
          <draw:path draw:style-name="gr4" draw:text-style-name="P1" draw:layer="layout" svg:width="0.371cm" svg:height="0.18cm" svg:x="15.261cm" svg:y="2.378cm" svg:viewBox="0 0 372 181" svg:d="m8 0c124 8 246 32 364 69l-18 55-17 57c-109-34-222-55-337-63l5-60z">
            <text:p/>
          </draw:path>
          <draw:path draw:style-name="gr4" draw:text-style-name="P1" draw:layer="layout" svg:width="0.368cm" svg:height="0.275cm" svg:x="15.706cm" svg:y="2.488cm" svg:viewBox="0 0 369 276" svg:d="m43 0c121 48 231 109 326 181l-37 48-35 47c-86-66-188-123-297-167l21-55z">
            <text:p/>
          </draw:path>
          <draw:path draw:style-name="gr4" draw:text-style-name="P1" draw:layer="layout" svg:width="0.285cm" svg:height="0.356cm" svg:x="16.085cm" svg:y="2.749cm" svg:viewBox="0 0 286 357" svg:d="m83 0c50 49 93 101 127 155 35 55 61 113 76 173l-56 14-58 15c-13-47-34-95-62-139-29-46-66-91-110-132l41-43z">
            <text:p/>
          </draw:path>
          <draw:path draw:style-name="gr4" draw:text-style-name="P1" draw:layer="layout" svg:width="0.236cm" svg:height="0.358cm" svg:x="16.15cm" svg:y="3.206cm" svg:viewBox="0 0 237 359" svg:d="m237 2c-1 59-13 121-38 181-23 58-60 118-109 176l-46-38-44-39c40-47 70-96 90-144 19-46 28-92 29-138l59 2z">
            <text:p/>
          </draw:path>
          <draw:path draw:style-name="gr4" draw:text-style-name="P1" draw:layer="layout" svg:width="0.325cm" svg:height="0.338cm" svg:x="16.167cm" svg:y="3.554cm" svg:viewBox="0 0 326 339" svg:d="m64 0c48 31 95 71 140 118 43 46 84 98 122 157l-50 32-49 32c-34-52-71-100-109-140s-78-73-118-99l32-51z">
            <text:p/>
          </draw:path>
          <draw:path draw:style-name="gr4" draw:text-style-name="P1" draw:layer="layout" svg:width="0.216cm" svg:height="0.372cm" svg:x="16.45cm" svg:y="3.938cm" svg:viewBox="0 0 217 373" svg:d="m106 0c55 110 96 233 111 357l-58 8-58 8c-15-111-52-220-101-319l52-26z">
            <text:p/>
          </draw:path>
          <draw:path draw:style-name="gr4" draw:text-style-name="P1" draw:layer="layout" svg:width="0.206cm" svg:height="0.369cm" svg:x="16.468cm" svg:y="4.42cm" svg:viewBox="0 0 207 370" svg:d="m207 2c-2 64-11 127-28 188-17 63-43 123-79 180l-51-33-49-32c29-46 51-96 66-147 14-51 21-104 23-158l58 2z">
            <text:p/>
          </draw:path>
          <draw:path draw:style-name="gr4" draw:text-style-name="P1" draw:layer="layout" svg:width="0.359cm" svg:height="0.284cm" svg:x="16.128cm" svg:y="4.808cm" svg:viewBox="0 0 360 285" svg:d="m360 83c-40 40-86 78-138 112s-112 64-179 90l-22-55-21-55c58-23 112-49 158-80 44-29 82-60 116-95l43 41z">
            <text:p/>
          </draw:path>
        </draw:g>
        <draw:frame draw:style-name="gr2" draw:text-style-name="P1" draw:layer="layout" svg:width="4cm" svg:height="2.64cm" svg:x="2.41cm" svg:y="2.773cm">
          <draw:image xlink:href="Pictures/2000003F000019F8000016E1B25DA732.svm" xlink:type="simple" xlink:show="embed" xlink:actuate="onLoad">
            <text:p/>
          </draw:image>
        </draw:frame>
        <draw:line draw:style-name="gr5" draw:text-style-name="P1" draw:layer="layout" svg:x1="5.55cm" svg:y1="8.3cm" svg:x2="4.675cm" svg:y2="4.925cm">
          <text:p/>
        </draw:line>
        <draw:frame draw:style-name="gr6" draw:text-style-name="P2" draw:layer="layout" svg:width="1.095cm" svg:height="0.831cm" svg:x="12.29cm" svg:y="10.453cm">
          <draw:text-box>
            <text:p><text:span text:style-name="T1">R3</text:span></text:p>
          </draw:text-box>
        </draw:frame>
        <draw:line draw:style-name="gr5" draw:text-style-name="P1" draw:layer="layout" svg:x1="12.502cm" svg:y1="9.419cm" svg:x2="5.675cm" svg:y2="8.3cm">
          <text:p/>
        </draw:line>
        <draw:frame draw:style-name="gr7" draw:text-style-name="P3" draw:layer="layout" svg:width="2.534cm" svg:height="0.747cm" svg:x="13.425cm" svg:y="3.678cm">
          <draw:text-box>
            <text:p text:style-name="P1"><text:span text:style-name="T2">Internet</text:span></text:p>
          </draw:text-box>
        </draw:frame>
        <draw:frame draw:style-name="gr8" draw:text-style-name="P1" draw:layer="layout" svg:width="3.5cm" svg:height="2.31cm" svg:x="9.05cm" svg:y="2.99cm">
          <draw:image xlink:href="Pictures/2000003F000019F8000016E1F6640E0E.svm" xlink:type="simple" xlink:show="embed" xlink:actuate="onLoad">
            <text:p/>
          </draw:image>
        </draw:frame>
        <draw:custom-shape draw:style-name="gr9" draw:text-style-name="P4" draw:layer="layout" svg:width="2cm" svg:height="0.875cm" svg:x="2.425cm" svg:y="5.425cm">
          <text:p text:style-name="P1"><text:span text:style-name="T3">vlan 12</text:span></text:p>
          <draw:enhanced-geometry svg:viewBox="0 0 21600 21600" draw:text-areas="800 800 20800 20800" draw:type="round-rectangular-callout" draw:modifiers="27170.0149925037 24238.35616438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4" draw:layer="layout" svg:width="2cm" svg:height="0.875cm" svg:x="2.425cm" svg:y="6.425cm">
          <text:p text:style-name="P1"><text:span text:style-name="T3">vlan 13</text:span></text:p>
          <draw:enhanced-geometry svg:viewBox="0 0 21600 21600" draw:text-areas="800 800 20800 20800" draw:type="round-rectangular-callout" draw:modifiers="27170.0149925037 2021.917808219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4" draw:layer="layout" svg:width="2cm" svg:height="0.875cm" svg:x="2.3cm" svg:y="9.55cm">
          <text:p text:style-name="P1"><text:span text:style-name="T3">vlan 23</text:span></text:p>
          <draw:enhanced-geometry svg:viewBox="0 0 21600 21600" draw:text-areas="800 800 20800 20800" draw:type="round-rectangular-callout" draw:modifiers="27623.3883058471 3747.945205479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layer="layout" svg:width="0.502cm" svg:height="1.187cm" svg:x="2.577cm" svg:y="7.354cm">
          <draw:text-box>
            <text:p/>
          </draw:text-box>
        </draw:frame>
        <draw:frame draw:style-name="gr6" draw:text-style-name="P2" draw:layer="layout" svg:width="1.095cm" svg:height="0.831cm" svg:x="3.08cm" svg:y="11.925cm">
          <draw:text-box>
            <text:p><text:span text:style-name="T1">R2</text:span></text:p>
          </draw:text-box>
        </draw:frame>
        <draw:frame draw:style-name="gr6" draw:text-style-name="P2" draw:layer="layout" svg:width="1.095cm" svg:height="0.831cm" svg:x="4.075cm" svg:y="4.075cm">
          <draw:text-box>
            <text:p><text:span text:style-name="T1">R1</text:span></text:p>
          </draw:text-box>
        </draw:frame>
        <draw:frame draw:style-name="gr6" draw:text-style-name="P2" draw:layer="layout" svg:width="1.391cm" svg:height="0.831cm" svg:x="10.255cm" svg:y="4.019cm">
          <draw:text-box>
            <text:p><text:span text:style-name="T1">ISP</text:span></text:p>
          </draw:text-box>
        </draw:frame>
        <draw:custom-shape draw:style-name="gr11" draw:text-style-name="P1" draw:layer="layout" svg:width="0.25cm" svg:height="0.25cm" svg:x="4.925cm" svg:y="6.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" draw:text-style-name="P1" draw:layer="layout" svg:x1="4.425cm" svg:y1="10.925cm" svg:x2="5.425cm" svg:y2="8.3cm">
          <text:p/>
        </draw:line>
        <draw:custom-shape draw:style-name="gr11" draw:text-style-name="P1" draw:layer="layout" svg:width="0.25cm" svg:height="0.25cm" svg:x="4.8cm" svg:y="9.5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4" draw:layer="layout" svg:width="2cm" svg:height="0.875cm" svg:x="2.3cm" svg:y="8.55cm">
          <text:p text:style-name="P1"><text:span text:style-name="T3">vlan 12</text:span></text:p>
          <draw:enhanced-geometry svg:viewBox="0 0 21600 21600" draw:text-areas="800 800 20800 20800" draw:type="round-rectangular-callout" draw:modifiers="27623.3883058471 26358.9041095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" draw:layer="layout" svg:width="0.25cm" svg:height="0.25cm" svg:x="8.55cm" svg:y="8.67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4" draw:layer="layout" svg:width="2cm" svg:height="0.875cm" svg:x="8.675cm" svg:y="9.05cm">
          <text:p text:style-name="P1"><text:span text:style-name="T3">vlan 13</text:span></text:p>
          <draw:enhanced-geometry svg:viewBox="0 0 21600 21600" draw:text-areas="800 800 20800 20800" draw:type="round-rectangular-callout" draw:modifiers="485.75712143928 -4438.356164383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4" draw:layer="layout" svg:width="2cm" svg:height="0.875cm" svg:x="8.925cm" svg:y="7.675cm">
          <text:p text:style-name="P1"><text:span text:style-name="T3">vlan 23</text:span></text:p>
          <draw:enhanced-geometry svg:viewBox="0 0 21600 21600" draw:text-areas="800 800 20800 20800" draw:type="round-rectangular-callout" draw:modifiers="-1856.67166416792 26605.47945205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1" draw:layer="layout" svg:x1="6.925cm" svg:y1="8.175cm" svg:x2="9.617cm" svg:y2="4.175cm">
          <text:p/>
        </draw:line>
        <draw:frame draw:style-name="gr12" draw:text-style-name="P6" draw:layer="layout" svg:width="1.645cm" svg:height="0.624cm" draw:transform="rotate (0.959931088596881) translate (6.845cm 7.317cm)">
          <draw:text-box>
            <text:p text:style-name="P5"><text:span text:style-name="T4">Port 1</text:span></text:p>
          </draw:text-box>
        </draw:frame>
        <draw:frame draw:style-name="gr12" draw:text-style-name="P6" draw:layer="layout" svg:width="1.645cm" svg:height="0.624cm" draw:transform="rotate (-1.36135681655558) translate (5.708cm 6.561cm)">
          <draw:text-box>
            <text:p text:style-name="P5"><text:span text:style-name="T4">Port 2</text:span></text:p>
          </draw:text-box>
        </draw:frame>
        <draw:frame draw:style-name="gr12" draw:text-style-name="P6" draw:layer="layout" svg:width="1.645cm" svg:height="0.624cm" draw:transform="rotate (1.22173047639603) translate (4.8cm 9.721cm)">
          <draw:text-box>
            <text:p text:style-name="P5"><text:span text:style-name="T4">Port 3</text:span></text:p>
          </draw:text-box>
        </draw:frame>
        <draw:frame draw:style-name="gr12" draw:text-style-name="P6" draw:layer="layout" svg:width="1.646cm" svg:height="0.624cm" draw:transform="rotate (-0.174532925199433) translate (6.658cm 8.4cm)">
          <draw:text-box>
            <text:p><text:span text:style-name="T4">Port </text:span><text:span text:style-name="T4">4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1-11-25T22:41:26</dc:date>
    <meta:editing-duration>PT7H52M27S</meta:editing-duration>
    <meta:editing-cycles>28</meta:editing-cycles>
    <meta:generator>LibreOffice/3.4$Unix LibreOffice_project/340m1$Build-402</meta:generator>
    <meta:document-statistic meta:object-count="68"/>
  </office:meta>
</office:document-meta>
</file>